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aecf00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Courier" style:font-family-generic="modern" style:font-pitch="fixed" fo:font-size="14pt" style:font-size-asian="14pt" style:font-size-complex="14pt"/>
    </style:style>
    <style:style style:name="T3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.185cm" svg:height="3.303cm" svg:x="1.006cm" svg:y="5.061cm">
          <text:p text:style-name="P1"><text:span text:style-name="T1">WebApp</text:span></text:p>
          <text:p text:style-name="P1"/>
          <text:p text:style-name="P1"><text:span text:style-name="T2">/Import.html</text:span></text:p>
        </draw:rect>
        <draw:rect draw:style-name="gr1" draw:text-style-name="P1" xml:id="id4" draw:id="id4" draw:layer="layout" svg:width="7.62cm" svg:height="3.303cm" svg:x="13.065cm" svg:y="5.064cm">
          <text:p text:style-name="P1"><text:span text:style-name="T1">Route Method</text:span></text:p>
          <text:p text:style-name="P1"/>
          <text:p text:style-name="P1"><text:span text:style-name="T2">/api/train-service/route</text:span></text:p>
        </draw:rect>
        <draw:rect draw:style-name="gr2" draw:text-style-name="P1" draw:layer="layout" svg:width="4.318cm" svg:height="3.683cm" svg:x="7.096cm" svg:y="9.255cm">
          <text:p text:style-name="P1"><text:span text:style-name="T1">Train Map</text:span></text:p>
          <text:p text:style-name="P1"/>
          <text:p text:style-name="P1"><text:span text:style-name="T2">lines.csv</text:span></text:p>
          <text:p text:style-name="P1"><text:span text:style-name="T2">routes.csv</text:span></text:p>
          <text:p text:style-name="P1"><text:span text:style-name="T2">stations.csv</text:span></text:p>
        </draw:rect>
        <draw:rect draw:style-name="gr3" draw:text-style-name="P2" draw:layer="layout" svg:width="3.429cm" svg:height="2.287cm" svg:x="13.065cm" svg:y="9.89cm">
          <text:p text:style-name="P2"><text:span text:style-name="T1">MapLoader</text:span></text:p>
        </draw:rect>
        <draw:rect draw:style-name="gr3" draw:text-style-name="P2" draw:layer="layout" svg:width="3.429cm" svg:height="2.287cm" svg:x="17.256cm" svg:y="9.889cm">
          <text:p text:style-name="P2"><text:span text:style-name="T1">MapRouter</text:span></text:p>
        </draw:rect>
        <draw:custom-shape draw:style-name="gr4" draw:text-style-name="P3" draw:layer="layout" svg:width="0.762cm" svg:height="0.889cm" svg:x="8.874cm" svg:y="8.366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651cm" svg:height="0.762cm" svg:x="11.414cm" svg:y="10.652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0.762cm" svg:height="1.525cm" svg:x="14.335cm" svg:y="8.366cm">
          <text:p/>
          <draw:enhanced-geometry svg:viewBox="0 0 21600 21600" draw:text-areas="?f0 0 ?f2 ?f5" draw:type="down-arrow" draw:modifiers="15905.1647811117 6964.089121887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xml:id="id1" draw:id="id1" draw:layer="layout" svg:width="6.345cm" svg:height="1.652cm" svg:x="3.926cm" svg:y="0.996cm">
          <text:p text:style-name="P2"><text:span text:style-name="T3">Web Request</text:span></text:p>
          <draw:enhanced-geometry svg:viewBox="0 0 21600 21600" draw:path-stretchpoint-x="10800" draw:path-stretchpoint-y="10800" draw:text-areas="?f3 ?f4 ?f5 ?f6" draw:type="round-rectangle" draw:modifiers="7047.45762711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xml:id="id3" draw:id="id3" draw:layer="layout" svg:width="6.091cm" svg:height="3.303cm" svg:x="6.339cm" svg:y="5.063cm">
          <text:p text:style-name="P1"><text:span text:style-name="T1">FileUpload Method</text:span></text:p>
          <text:p text:style-name="P1"/>
          <text:p text:style-name="P1"><text:span text:style-name="T2">/api/files/upload</text:span></text:p>
        </draw:rect>
        <draw:custom-shape draw:style-name="gr4" draw:text-style-name="P3" draw:layer="layout" svg:width="1.143cm" svg:height="0.762cm" svg:x="5.191cm" svg:y="6.334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3" draw:layer="layout" draw:type="line" svg:x1="7.098cm" svg:y1="2.648cm" svg:x2="3.098cm" svg:y2="5.061cm" draw:start-shape="id1" draw:start-glue-point="2" draw:end-shape="id2" draw:end-glue-point="0" svg:d="m7098 2648-4000 2413">
          <text:p/>
        </draw:connector>
        <draw:connector draw:style-name="gr6" draw:text-style-name="P3" draw:layer="layout" draw:type="line" svg:x1="7.098cm" svg:y1="2.648cm" svg:x2="9.384cm" svg:y2="5.063cm" draw:start-shape="id1" draw:start-glue-point="2" draw:end-shape="id3" svg:d="m7098 2648 2286 2415">
          <text:p/>
        </draw:connector>
        <draw:connector draw:style-name="gr6" draw:text-style-name="P3" draw:layer="layout" draw:type="line" svg:x1="7.098cm" svg:y1="2.648cm" svg:x2="16.875cm" svg:y2="5.064cm" draw:start-shape="id1" draw:start-glue-point="2" draw:end-shape="id4" draw:end-glue-point="0" svg:d="m7098 2648 9777 2416">
          <text:p/>
        </draw:connector>
        <draw:custom-shape draw:style-name="gr4" draw:text-style-name="P3" draw:layer="layout" svg:width="0.762cm" svg:height="1.525cm" svg:x="18.399cm" svg:y="8.365cm">
          <text:p/>
          <draw:enhanced-geometry svg:viewBox="0 0 21600 21600" draw:text-areas="?f0 0 ?f2 ?f5" draw:type="down-arrow" draw:modifiers="15905.1647811117 6964.089121887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44cm" fo:page-height="14.2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menso</meta:initial-creator>
    <meta:creation-date>2014-04-18T15:53:08</meta:creation-date>
    <dc:date>2014-04-18T18:07:44</dc:date>
    <dc:creator>David Momenso</dc:creator>
    <meta:editing-duration>PT19M46S</meta:editing-duration>
    <meta:editing-cycles>2</meta:editing-cycles>
    <meta:generator>OpenOffice/4.0.1$Unix OpenOffice.org_project/401m5$Build-9714</meta:generator>
    <meta:document-statistic meta:object-count="15"/>
  </office:meta>
</office:document-meta>
</file>